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ArgumentResolverTest.should_return_object_matching_given_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impleArgumentResolverTest.should_return_null_when_types_are_primitiv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impleArgumentResolverTest.should_return_null_when_match_is_not_possible_on_given_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impleArgumentResolverTest.newSetOf( Object ... objec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